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e34" officeooo:paragraph-rsid="0007de34"/>
    </style:style>
    <style:style style:name="P2" style:family="paragraph" style:parent-style-name="Standard">
      <style:text-properties officeooo:rsid="0009263f" officeooo:paragraph-rsid="0009263f"/>
    </style:style>
    <style:style style:name="P3" style:family="paragraph" style:parent-style-name="Standard">
      <style:text-properties officeooo:rsid="00192268" officeooo:paragraph-rsid="00135338"/>
    </style:style>
    <style:style style:name="P4" style:family="paragraph" style:parent-style-name="Standard">
      <style:text-properties fo:font-weight="bold" officeooo:rsid="0007de34" officeooo:paragraph-rsid="0007de34" style:font-weight-asian="bold" style:font-weight-complex="bold"/>
    </style:style>
    <style:style style:name="P5" style:family="paragraph" style:parent-style-name="Standard">
      <style:text-properties fo:font-weight="bold" officeooo:rsid="0009a571" officeooo:paragraph-rsid="00135338" style:font-weight-asian="bold" style:font-weight-complex="bold"/>
    </style:style>
    <style:style style:name="P6" style:family="paragraph" style:parent-style-name="Standard" style:list-style-name="L1">
      <style:text-properties officeooo:paragraph-rsid="00135338"/>
    </style:style>
    <style:style style:name="P7" style:family="paragraph" style:parent-style-name="Standard" style:list-style-name="L1">
      <style:text-properties fo:font-size="12pt" officeooo:paragraph-rsid="00135338" style:font-size-asian="12pt" style:font-size-complex="12pt"/>
    </style:style>
    <style:style style:name="P8" style:family="paragraph" style:parent-style-name="Standard" style:list-style-name="L1">
      <style:text-properties fo:font-size="12pt" officeooo:rsid="00192268" officeooo:paragraph-rsid="00135338" style:font-size-asian="12pt" style:font-size-complex="12pt"/>
    </style:style>
    <style:style style:name="P9" style:family="paragraph" style:parent-style-name="Standard" style:list-style-name="L1">
      <style:text-properties fo:font-variant="normal" fo:text-transform="none" fo:color="#b4690e" style:font-name="sfmono-regular" fo:font-size="10.5pt" fo:letter-spacing="normal" fo:font-style="normal" fo:font-weight="normal" officeooo:rsid="00192268" officeooo:paragraph-rsid="00135338" style:font-size-asian="12pt" style:font-size-complex="12pt"/>
    </style:style>
    <style:style style:name="P10" style:family="paragraph" style:parent-style-name="Standard">
      <style:text-properties fo:font-variant="normal" fo:text-transform="none" fo:color="#b4690e" style:font-name="sfmono-regular" fo:font-size="12pt" fo:letter-spacing="normal" fo:font-style="normal" fo:font-weight="normal" officeooo:rsid="0009263f" officeooo:paragraph-rsid="00135338" style:font-size-asian="12pt" style:font-size-complex="12pt"/>
    </style:style>
    <style:style style:name="P11" style:family="paragraph" style:parent-style-name="Standard" style:list-style-name="L4">
      <style:text-properties fo:font-variant="normal" fo:text-transform="none" fo:color="#b4690e" style:font-name="sfmono-regular" fo:font-size="12pt" fo:letter-spacing="normal" fo:font-style="normal" fo:font-weight="normal" officeooo:rsid="0007de34" officeooo:paragraph-rsid="0007de34"/>
    </style:style>
    <style:style style:name="P12" style:family="paragraph" style:parent-style-name="Standard" style:list-style-name="L4">
      <style:text-properties fo:font-variant="normal" fo:text-transform="none" fo:color="#000000" style:font-name="Liberation Serif" fo:font-size="12pt" fo:letter-spacing="normal" fo:font-style="normal" fo:font-weight="normal" officeooo:rsid="0007de34" officeooo:paragraph-rsid="0007de34"/>
    </style:style>
    <style:style style:name="P13" style:family="paragraph" style:parent-style-name="Standard" style:list-style-name="L2">
      <style:text-properties officeooo:paragraph-rsid="0009263f"/>
    </style:style>
    <style:style style:name="P14" style:family="paragraph" style:parent-style-name="Standard" style:list-style-name="L2">
      <style:text-properties officeooo:rsid="000ab835" officeooo:paragraph-rsid="000ab835"/>
    </style:style>
    <style:style style:name="P15" style:family="paragraph" style:parent-style-name="Standard" style:list-style-name="L3">
      <style:text-properties officeooo:rsid="0007de34" officeooo:paragraph-rsid="0007de34"/>
    </style:style>
    <style:style style:name="P16" style:family="paragraph" style:parent-style-name="Standard" style:list-style-name="L5">
      <style:text-properties officeooo:rsid="0007de34" officeooo:paragraph-rsid="0007de34"/>
    </style:style>
    <style:style style:name="P17" style:family="paragraph" style:parent-style-name="Standard" style:list-style-name="L3">
      <style:text-properties officeooo:rsid="000daa55" officeooo:paragraph-rsid="000daa55"/>
    </style:style>
    <style:style style:name="P18" style:family="paragraph" style:parent-style-name="Standard" style:list-style-name="L3">
      <style:text-properties officeooo:rsid="00135338" officeooo:paragraph-rsid="00135338"/>
    </style:style>
    <style:style style:name="P19" style:family="paragraph" style:parent-style-name="Standard" style:list-style-name="L5">
      <style:text-properties officeooo:paragraph-rsid="00080d5b"/>
    </style:style>
    <style:style style:name="P20" style:family="paragraph" style:parent-style-name="Standard" style:list-style-name="L5">
      <style:text-properties officeooo:paragraph-rsid="000dc7f6"/>
    </style:style>
    <style:style style:name="P21" style:family="paragraph" style:parent-style-name="Standard" style:list-style-name="L5">
      <style:text-properties officeooo:paragraph-rsid="000eaaef"/>
    </style:style>
    <style:style style:name="P22" style:family="paragraph" style:parent-style-name="Standard" style:list-style-name="L5">
      <style:text-properties officeooo:rsid="00080d5b" officeooo:paragraph-rsid="00080d5b"/>
    </style:style>
    <style:style style:name="P23" style:family="paragraph" style:parent-style-name="Standard" style:list-style-name="L5">
      <style:text-properties officeooo:rsid="000e35db" officeooo:paragraph-rsid="000e35db"/>
    </style:style>
    <style:style style:name="P24" style:family="paragraph" style:parent-style-name="Standard" style:list-style-name="L5">
      <style:text-properties officeooo:rsid="000eaaef" officeooo:paragraph-rsid="000eaaef"/>
    </style:style>
    <style:style style:name="P25" style:family="paragraph" style:parent-style-name="Standard" style:list-style-name="L5">
      <style:text-properties officeooo:rsid="001069f9" officeooo:paragraph-rsid="001069f9"/>
    </style:style>
    <style:style style:name="T1" style:family="text">
      <style:text-properties style:font-name="Liberation Serif"/>
    </style:style>
    <style:style style:name="T2" style:family="text">
      <style:text-properties officeooo:rsid="00080d5b"/>
    </style:style>
    <style:style style:name="T3" style:family="text">
      <style:text-properties officeooo:rsid="0009263f"/>
    </style:style>
    <style:style style:name="T4" style:family="text">
      <style:text-properties fo:color="#ff0000" officeooo:rsid="0009263f"/>
    </style:style>
    <style:style style:name="T5" style:family="text">
      <style:text-properties fo:color="#ff0000" fo:font-size="12pt" fo:font-weight="normal" officeooo:rsid="0009263f" style:font-size-asian="12pt" style:font-weight-asian="normal" style:font-size-complex="12pt" style:font-weight-complex="normal"/>
    </style:style>
    <style:style style:name="T6" style:family="text">
      <style:text-properties fo:font-variant="normal" fo:text-transform="none" fo:color="#b4690e" style:font-name="sfmono-regular" fo:font-size="10.5pt" fo:letter-spacing="normal" fo:font-style="normal" fo:font-weight="normal"/>
    </style:style>
    <style:style style:name="T7" style:family="text">
      <style:text-properties fo:font-variant="normal" fo:text-transform="none" fo:color="#b4690e" style:font-name="sfmono-regular" fo:letter-spacing="normal" fo:font-style="normal" fo:font-weight="normal"/>
    </style:style>
    <style:style style:name="T8" style:family="text">
      <style:text-properties fo:font-variant="normal" fo:text-transform="none" fo:color="#b4690e" style:font-name="sfmono-regular" fo:letter-spacing="normal" fo:font-style="normal" fo:font-weight="normal" officeooo:rsid="0009263f"/>
    </style:style>
    <style:style style:name="T9" style:family="text">
      <style:text-properties fo:font-variant="normal" fo:text-transform="none" fo:color="#b4690e" style:font-name="sfmono-regular" fo:font-size="12pt" fo:letter-spacing="normal" fo:font-style="normal" fo:font-weight="normal" officeooo:rsid="0009263f" style:font-size-asian="12pt" style:font-size-complex="12pt"/>
    </style:style>
    <style:style style:name="T10" style:family="text">
      <style:text-properties fo:font-variant="normal" fo:text-transform="none" fo:color="#000000" style:font-name="Liberation Serif" fo:font-size="10.5pt" fo:letter-spacing="normal" fo:font-style="normal" fo:font-weight="normal"/>
    </style:style>
    <style:style style:name="T11" style:family="text">
      <style:text-properties fo:font-variant="normal" fo:text-transform="none" fo:color="#c9211e" style:font-name="Liberation Serif" fo:font-size="10.5pt" fo:letter-spacing="normal" fo:font-style="normal" fo:font-weight="normal"/>
    </style:style>
    <style:style style:name="T12" style:family="text">
      <style:text-properties fo:font-variant="normal" fo:text-transform="none" fo:color="#c9211e" style:font-name="sfmono-regular" fo:font-size="10.5pt" fo:letter-spacing="normal" fo:font-style="normal" fo:font-weight="normal"/>
    </style:style>
    <style:style style:name="T13" style:family="text">
      <style:text-properties fo:font-variant="normal" fo:text-transform="none" fo:color="#c9211e" style:font-name="sfmono-regular" fo:font-size="10.5pt" fo:letter-spacing="normal" fo:font-style="normal" fo:font-weight="normal" officeooo:rsid="001a3609"/>
    </style:style>
    <style:style style:name="T14" style:family="text">
      <style:text-properties fo:font-variant="normal" fo:text-transform="none" fo:color="#158466" style:font-name="sfmono-regular" fo:font-size="10.5pt" fo:letter-spacing="normal" fo:font-style="normal" fo:font-weight="normal" officeooo:rsid="001a3609"/>
    </style:style>
    <style:style style:name="T15" style:family="text">
      <style:text-properties officeooo:rsid="000dc7f6"/>
    </style:style>
    <style:style style:name="T16" style:family="text">
      <style:text-properties officeooo:rsid="000e35db"/>
    </style:style>
    <style:style style:name="T17" style:family="text">
      <style:text-properties officeooo:rsid="000eaaef"/>
    </style:style>
    <style:style style:name="T18" style:family="text">
      <style:text-properties officeooo:rsid="001069f9"/>
    </style:style>
    <style:style style:name="T19" style:family="text">
      <style:text-properties officeooo:rsid="00135338"/>
    </style:style>
    <style:style style:name="T20" style:family="text">
      <style:text-properties fo:color="#c9211e"/>
    </style:style>
    <style:style style:name="T21" style:family="text">
      <style:text-properties fo:color="#c9211e" officeooo:rsid="0009263f"/>
    </style:style>
    <style:style style:name="T22" style:family="text">
      <style:text-properties fo:color="#c9211e" fo:font-size="12pt" officeooo:rsid="0009263f" style:font-size-asian="12pt" style:font-size-complex="12pt"/>
    </style:style>
    <style:style style:name="T23" style:family="text">
      <style:text-properties fo:font-size="12pt" officeooo:rsid="0009263f" style:font-size-asian="12pt" style:font-size-complex="12pt"/>
    </style:style>
    <style:style style:name="T24" style:family="text">
      <style:text-properties fo:font-size="12pt" officeooo:rsid="00135338" style:font-size-asian="12pt" style:font-size-complex="12pt"/>
    </style:style>
    <style:style style:name="T25" style:family="text">
      <style:text-properties fo:font-size="12pt" officeooo:rsid="0015283b" style:font-size-asian="12pt" style:font-size-complex="12pt"/>
    </style:style>
    <style:style style:name="T26" style:family="text">
      <style:text-properties fo:font-weight="bold" style:font-weight-asian="bold" style:font-weight-complex="bold"/>
    </style:style>
    <style:style style:name="T27" style:family="text">
      <style:text-properties officeooo:rsid="001528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text:p text:style-name="P3"><text:span text:style-name="T26">Main notes</text:span> </text:p>
      <text:list xml:id="list2958883369" text:style-name="L1">
        <text:list-item>
          <text:p text:style-name="P7"><text:span text:style-name="T21">finding</text:span><text:span text:style-name="T3"> the path of a command: </text:span><text:span text:style-name="T8">CommandName</text:span><text:span text:style-name="T3"> </text:span><text:span text:style-name="T4">$PATH</text:span></text:p>
        </text:list-item>
        <text:list-item>
          <text:p text:style-name="P6"><text:span text:style-name="T22">finding</text:span><text:span text:style-name="T23"> the </text:span><text:span text:style-name="T25">path </text:span><text:span text:style-name="T23"><text:s/>of a command: </text:span><text:span text:style-name="T5">which</text:span><text:span text:style-name="T23"> <text:s/></text:span><text:span text:style-name="T9">CommandName</text:span></text:p>
        </text:list-item>
        <text:list-item>
          <text:p text:style-name="P8">To <text:span text:style-name="T20">find</text:span> a command that you don’t even k<text:span text:style-name="T19">n</text:span>ow its name -&gt; <text:span text:style-name="T20">man -k <text:s/></text:span><text:span text:style-name="T7">CommandName</text:span></text:p>
        </text:list-item>
        <text:list-item>
          <text:p text:style-name="P8"><text:span text:style-name="T10">To </text:span><text:span text:style-name="T11">look</text:span><text:span text:style-name="T10"> further </text:span><text:span text:style-name="T11">info</text:span><text:span text:style-name="T10"> about a command -&gt; </text:span><text:span text:style-name="T11">man</text:span><text:span text:style-name="T12"> </text:span><text:span text:style-name="T14">section#</text:span><text:span text:style-name="T13"> </text:span><text:span text:style-name="T6">CommandName</text:span></text:p>
        </text:list-item>
        <text:list-item>
          <text:p text:style-name="P9"/>
        </text:list-item>
      </text:list>
      <text:p text:style-name="P2"><text:span text:style-name="T26">Structure of commands</text:span> </text:p>
      <text:list xml:id="list3470014992" text:style-name="L2">
        <text:list-item>
          <text:p text:style-name="P13"><text:span text:style-name="T3">the structure is three pieces: </text:span><text:span text:style-name="T6">CommandName -options Inputs</text:span></text:p>
          <text:list>
            <text:list-item>
              <text:p text:style-name="P14">the inputs are like 2017 in cal </text:p>
            </text:list-item>
            <text:list-item>
              <text:p text:style-name="P14">the options in the date option <text:s/>:- date -u will give you a different options. Also, the options can be chained tg </text:p>
              <text:list>
                <text:list-item>
                  <text:p text:style-name="P14">the name of options have also long names by are proceeded by double dashes -- </text:p>
                </text:list-item>
                <text:list-item>
                  <text:p text:style-name="P14">data –universal is the same as date -u</text:p>
                </text:list-item>
              </text:list>
            </text:list-item>
          </text:list>
        </text:list-item>
      </text:list>
      <text:p text:style-name="P10"/>
      <text:p text:style-name="P4">About commands</text:p>
      <text:list xml:id="list2250642182" text:style-name="L3">
        <text:list-item>
          <text:p text:style-name="P15">commands can be customized by calling the command and adding -y </text:p>
          <text:list>
            <text:list-item>
              <text:p text:style-name="P15">This gives the command the y option</text:p>
            </text:list-item>
          </text:list>
        </text:list-item>
        <text:list-item>
          <text:p text:style-name="P15">to remove some of the information that commands can give you <text:s/></text:p>
        </text:list-item>
        <text:list-item>
          <text:p text:style-name="P17">If a specific section is not specified, then the man manual will search in the first section if you do not type the number of the section before the section. For exp man ls instead of typing man 1 ls</text:p>
        </text:list-item>
        <text:list-item>
          <text:p text:style-name="P18">if you type <text:span text:style-name="T20">which</text:span> <text:span text:style-name="T6">CommandName</text:span> , and that returns a path then the command you typed in is a valid program on to be typed on the shell </text:p>
        </text:list-item>
      </text:list>
      <text:p text:style-name="P4">installing a command</text:p>
      <text:list xml:id="list494371383" text:style-name="L4">
        <text:list-item>
          <text:p text:style-name="P11">udo apt -y install ncal<text:span text:style-name="T1"> </text:span></text:p>
        </text:list-item>
        <text:list-item>
          <text:p text:style-name="P12">The ncal is the calendar command. I did not do this because the calendar command was already installed </text:p>
        </text:list-item>
      </text:list>
      <text:p text:style-name="P1"><text:span text:style-name="T26">Common commands</text:span> </text:p>
      <text:list xml:id="list3826730610" text:style-name="L5">
        <text:list-item>
          <text:p text:style-name="P16">cal -&gt; shows you the calendar <text:s/></text:p>
          <text:list>
            <text:list-item>
              <text:p text:style-name="P16">cal 2022 gives the while calendar of 2022</text:p>
            </text:list-item>
          </text:list>
        </text:list-item>
        <text:list-item>
          <text:p text:style-name="P16">echo -&gt; runs prints whatever you type in -&gt; echo hello will outputs hello</text:p>
        </text:list-item>
        <text:list-item>
          <text:p text:style-name="P16">date -&gt; see today’s date, the time, time zone, and year</text:p>
        </text:list-item>
        <text:list-item>
          <text:p text:style-name="P16">clear or Ctrl+l-&gt; clears your screen </text:p>
        </text:list-item>
        <text:list-item>
          <text:p text:style-name="P22">the up arrow key -&gt; allows you to see the previous commands you used</text:p>
        </text:list-item>
        <text:list-item>
          <text:p text:style-name="P22">history -&gt; shows all of your previous commands used </text:p>
          <text:list>
            <text:list-item>
              <text:p text:style-name="P22">!2 -&gt; will run the 2 command that is shown from the history command</text:p>
            </text:list-item>
            <text:list-item>
              <text:p text:style-name="P19">!! -<text:span text:style-name="T2">&gt; this will run the most recent command you ran </text:span></text:p>
            </text:list-item>
          </text:list>
        </text:list-item>
        <text:list-item>
          <text:p text:style-name="P22">history -c: history -w -&gt; clears the history then rewrites the history and make the clear changes permanent </text:p>
        </text:list-item>
        <text:list-item>
          <text:p text:style-name="P22">exit or CTRL+d -&gt; closing the terminal </text:p>
        </text:list-item>
        <text:list-item>
          <text:p text:style-name="P20"><text:span text:style-name="T15">cat -&gt; receives data from standard input and output the data into the standard output, unless the standard output is redirected. For ex. Directing the output into a txt fil</text:span><text:span text:style-name="T16">ename</text:span></text:p>
        </text:list-item>
        <text:list-item>
          <text:p text:style-name="P23">tty -&gt; when typed in a terminal it indicates the location of the terminal </text:p>
        </text:list-item>
        <text:list-item>
          <text:p text:style-name="P21"><text:span text:style-name="T17">cut -&gt; able to displays</text:span><text:span text:style-name="T18"> </text:span><text:span text:style-name="T27">f</text:span><text:span text:style-name="T17">ields which are <text:s/>separated by anything that is indicated, works with files or directories</text:span></text:p>
          <text:list>
            <text:list-item>
              <text:p text:style-name="P24">cut takes two options <text:s/></text:p>
              <text:list>
                <text:list-item>
                  <text:p text:style-name="P24">a delimiter, the type of data separator for example a space -&gt; -- delimiter “ “ </text:p>
                </text:list-item>
                <text:list-item>
                  <text:p text:style-name="P24"><text:soft-page-break/>the location <text:s/>of where we <text:s/>are cutting so the first field is 1 -&gt; --field </text:p>
                </text:list-item>
                <text:list-item>
                  <text:p text:style-name="P25">The format is very important look at the location of the dashes </text:p>
                </text:list-item>
                <text:list-item>
                  <text:p text:style-name="P25">cut date.txt --delimiter " " --fields 2</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07:08:17.681758564</meta:creation-date>
    <meta:generator>LibreOffice/6.4.7.2$Linux_X86_64 LibreOffice_project/40$Build-2</meta:generator>
    <dc:date>2022-01-22T13:45:08.689382400</dc:date>
    <meta:editing-duration>P1DT10H30M3S</meta:editing-duration>
    <meta:editing-cycles>5</meta:editing-cycles>
    <meta:document-statistic meta:table-count="0" meta:image-count="0" meta:object-count="0" meta:page-count="2" meta:paragraph-count="41" meta:word-count="508" meta:character-count="2563" meta:non-whitespace-character-count="2102"/>
  </office:meta>
</office:document-meta>
</file>